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mory</text:p>
          </table:table-cell>
          <table:table-cell table:formula="of:=192*1024" office:value-type="float" office:value="196608" calcext:value-type="float">
            <text:p>196,608</text:p>
          </table:table-cell>
          <table:table-cell table:formula="of:=3*1024*1024" office:value-type="float" office:value="3145728" calcext:value-type="float">
            <text:p>3,145,728</text:p>
          </table:table-cell>
          <table:table-cell table:formula="of:=32*1024*1024" office:value-type="float" office:value="33554432" calcext:value-type="float">
            <text:p>33,554,432</text:p>
          </table:table-cell>
        </table:table-row>
        <table:table-row table:style-name="ro1">
          <table:table-cell office:value-type="string" calcext:value-type="string">
            <text:p>per matrix</text:p>
          </table:table-cell>
          <table:table-cell table:formula="of:=[.B2]/3" office:value-type="float" office:value="65536" calcext:value-type="float">
            <text:p>65,536</text:p>
          </table:table-cell>
          <table:table-cell table:formula="of:=[.C2]/3" office:value-type="float" office:value="1048576" calcext:value-type="float">
            <text:p>1,048,576</text:p>
          </table:table-cell>
          <table:table-cell table:formula="of:=[.D2]/3" office:value-type="float" office:value="11184810.6666667" calcext:value-type="float">
            <text:p>11,184,811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er dimension, bytes</text:p>
          </table:table-cell>
          <table:table-cell table:formula="of:=SQRT([.B3])" office:value-type="float" office:value="256" calcext:value-type="float">
            <text:p>256</text:p>
          </table:table-cell>
          <table:table-cell table:formula="of:=SQRT([.C3])" office:value-type="float" office:value="1024" calcext:value-type="float">
            <text:p>1,024</text:p>
          </table:table-cell>
          <table:table-cell table:formula="of:=SQRT([.D3])" office:value-type="float" office:value="3344.36999547997" calcext:value-type="float">
            <text:p>3,344</text:p>
          </table:table-cell>
        </table:table-row>
        <table:table-row table:style-name="ro1">
          <table:table-cell office:value-type="string" calcext:value-type="string">
            <text:p>per dimension, floats</text:p>
          </table:table-cell>
          <table:table-cell table:formula="of:=[.B5]/4" office:value-type="float" office:value="64" calcext:value-type="float">
            <text:p>64</text:p>
          </table:table-cell>
          <table:table-cell table:formula="of:=[.C5]/4" office:value-type="float" office:value="256" calcext:value-type="float">
            <text:p>256</text:p>
          </table:table-cell>
          <table:table-cell table:formula="of:=[.D5]/4" office:value-type="float" office:value="836.092498869991" calcext:value-type="float">
            <text:p>836</text:p>
          </table:table-cell>
        </table:table-row>
        <table:table-row table:style-name="ro1">
          <table:table-cell office:value-type="string" calcext:value-type="string">
            <text:p>per dimension, doubles</text:p>
          </table:table-cell>
          <table:table-cell table:formula="of:=[.B5]/8" office:value-type="float" office:value="32" calcext:value-type="float">
            <text:p>32</text:p>
          </table:table-cell>
          <table:table-cell table:formula="of:=[.C5]/8" office:value-type="float" office:value="128" calcext:value-type="float">
            <text:p>128</text:p>
          </table:table-cell>
          <table:table-cell table:formula="of:=[.D5]/8" office:value-type="float" office:value="418.046249434996" calcext:value-type="float">
            <text:p>4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_rows, floats</text:p>
          </table:table-cell>
          <table:table-cell table:formula="of:=[.B6]*2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cols, floats</text:p>
          </table:table-cell>
          <table:table-cell table:formula="of:=[.B6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rows, floats</text:p>
          </table:table-cell>
          <table:table-cell table:formula="of:=[.B6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cols, floats</text:p>
          </table:table-cell>
          <table:table-cell table:formula="of:=[.B6]*2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([.B9]*[.B10]+[.B11]*[.B12]+[.B10]*[.B11])*4" office:value-type="float" office:value="36864" calcext:value-type="float">
            <text:p>36,86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_rows, dou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_cols, dou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_rows, dou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_cols, doubles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7:37:37.173847867</meta:creation-date>
    <dc:date>2022-04-10T22:12:09.251864336</dc:date>
    <meta:editing-duration>PT1H44M11S</meta:editing-duration>
    <meta:editing-cycles>1</meta:editing-cycles>
    <meta:document-statistic meta:table-count="1" meta:cell-count="34" meta:object-count="0"/>
    <meta:generator>LibreOffice/7.2.6.2$Linux_X86_64 LibreOffice_project/20$Build-2</meta:generator>
  </office:meta>
</office:document-meta>
</file>